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Source Han Sans CN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1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 style:list-style-name="L5">
      <style:paragraph-properties fo:text-align="start" style:justify-single-word="false">
        <style:tab-stops/>
      </style:paragraph-properties>
      <style:text-properties officeooo:rsid="001d4852" officeooo:paragraph-rsid="001d4852"/>
    </style:style>
    <style:style style:name="P2" style:family="paragraph" style:parent-style-name="Preformatted_20_Text" style:list-style-name="L5">
      <style:paragraph-properties fo:text-align="start" style:justify-single-word="false">
        <style:tab-stops/>
      </style:paragraph-properties>
      <style:text-properties officeooo:rsid="001efd07" officeooo:paragraph-rsid="001efd07"/>
    </style:style>
    <style:style style:name="P3" style:family="paragraph" style:parent-style-name="Preformatted_20_Text" style:list-style-name="L5">
      <style:paragraph-properties fo:text-align="start" style:justify-single-word="false">
        <style:tab-stops/>
      </style:paragraph-properties>
      <style:text-properties style:font-name="Liberation Mono" fo:font-size="10pt" officeooo:rsid="001efd07" officeooo:paragraph-rsid="001efd07" style:font-size-asian="10pt" style:font-size-complex="10pt"/>
    </style:style>
    <style:style style:name="P4" style:family="paragraph" style:parent-style-name="Preformatted_20_Text" style:list-style-name="L4">
      <style:paragraph-properties fo:margin-left="0.3201in" fo:margin-right="0in" fo:text-align="start" style:justify-single-word="false" fo:text-indent="-0.25in" style:auto-text-indent="false">
        <style:tab-stops/>
      </style:paragraph-properties>
      <style:text-properties officeooo:rsid="001d049b" officeooo:paragraph-rsid="001d049b"/>
    </style:style>
    <style:style style:name="P5" style:family="paragraph" style:parent-style-name="Preformatted_20_Text">
      <style:paragraph-properties fo:margin-left="0.3201in" fo:margin-right="0in" fo:text-align="start" style:justify-single-word="false" fo:text-indent="-0.25in" style:auto-text-indent="false">
        <style:tab-stops/>
      </style:paragraph-properties>
      <style:text-properties officeooo:rsid="001d049b" officeooo:paragraph-rsid="001d049b"/>
    </style:style>
    <style:style style:name="P6" style:family="paragraph" style:parent-style-name="Preformatted_20_Text" style:list-style-name="L4">
      <style:paragraph-properties fo:margin-left="0.3201in" fo:margin-right="0in" fo:text-align="start" style:justify-single-word="false" fo:text-indent="-0.25in" style:auto-text-indent="false">
        <style:tab-stops/>
      </style:paragraph-properties>
      <style:text-properties officeooo:rsid="001d049b" officeooo:paragraph-rsid="001d049b"/>
    </style:style>
    <style:style style:name="P7" style:family="paragraph" style:parent-style-name="Preformatted_20_Text">
      <style:paragraph-properties fo:margin-left="0.3201in" fo:margin-right="0in" fo:text-align="start" style:justify-single-word="false" fo:text-indent="-0.25in" style:auto-text-indent="false">
        <style:tab-stops/>
      </style:paragraph-properties>
      <style:text-properties officeooo:rsid="001d4852" officeooo:paragraph-rsid="001d4852"/>
    </style:style>
    <style:style style:name="P8" style:family="paragraph" style:parent-style-name="Preformatted_20_Text" style:list-style-name="L4">
      <style:paragraph-properties fo:margin-left="0.3201in" fo:margin-right="0in" fo:text-align="start" style:justify-single-word="false" fo:text-indent="-0.25in" style:auto-text-indent="false">
        <style:tab-stops/>
      </style:paragraph-properties>
      <style:text-properties officeooo:rsid="001d4852" officeooo:paragraph-rsid="001d4852"/>
    </style:style>
    <style:style style:name="P9" style:family="paragraph" style:parent-style-name="Preformatted_20_Text" style:list-style-name="L4">
      <style:paragraph-properties fo:margin-left="0.3201in" fo:margin-right="0in" fo:text-align="start" style:justify-single-word="false" fo:text-indent="-0.25in" style:auto-text-indent="false">
        <style:tab-stops/>
      </style:paragraph-properties>
      <style:text-properties officeooo:rsid="001efd07" officeooo:paragraph-rsid="001efd07"/>
    </style:style>
    <style:style style:name="P10" style:family="paragraph" style:parent-style-name="Preformatted_20_Text">
      <style:paragraph-properties fo:margin-left="0.3201in" fo:margin-right="0in" fo:text-align="start" style:justify-single-word="false" fo:text-indent="-0.25in" style:auto-text-indent="false">
        <style:tab-stops/>
      </style:paragraph-properties>
      <style:text-properties officeooo:rsid="001efd07" officeooo:paragraph-rsid="001efd07"/>
    </style:style>
    <style:style style:name="P11" style:family="paragraph" style:parent-style-name="Preformatted_20_Text" style:list-style-name="L4">
      <style:paragraph-properties fo:margin-left="0.3201in" fo:margin-right="0in" fo:text-align="start" style:justify-single-word="false" fo:text-indent="-0.25in" style:auto-text-indent="false">
        <style:tab-stops/>
      </style:paragraph-properties>
      <style:text-properties officeooo:rsid="00221578" officeooo:paragraph-rsid="00221578"/>
    </style:style>
    <style:style style:name="P12" style:family="paragraph" style:parent-style-name="Preformatted_20_Text" style:list-style-name="L4">
      <style:paragraph-properties fo:margin-left="0.0701in" fo:margin-right="0in" fo:text-align="start" style:justify-single-word="false" fo:text-indent="0in" style:auto-text-indent="false">
        <style:tab-stops/>
      </style:paragraph-properties>
      <style:text-properties officeooo:rsid="00221578" officeooo:paragraph-rsid="00221578"/>
    </style:style>
    <style:style style:name="T1" style:family="text">
      <style:text-properties officeooo:rsid="001d4852"/>
    </style:style>
    <style:style style:name="T2" style:family="text">
      <style:text-properties officeooo:rsid="001efd07"/>
    </style:style>
    <style:style style:name="T3" style:family="text">
      <style:text-properties officeooo:rsid="002215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01in" fo:text-indent="-0.25in" fo:margin-left="0.57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uys I’m starting a book. It will be about getting an OS up and running from scratch. I’m just in the planning phase, but <text:span text:style-name="T1">here’s the idea.</text:span></text:p>
      <text:p text:style-name="P7">The book is open source. If you have a better way of doing something and can explain it in a clean manner then please contribute. The goal is to create an easy to read and understand manuscript that’s 300 pages or less and will end with the reader having a functional if minimal OS. <text:span text:style-name="T3">A hard rule for the first book is that e</text:span><text:span text:style-name="T2">ach key topic below must be written in </text:span><text:span text:style-name="T3">20</text:span><text:span text:style-name="T2"> pages or less! </text:span><text:span text:style-name="T3">←(no stealing pages from other topics).</text:span><text:span text:style-name="T2"> Boiler plate code can be shown as a github link if a written description of what to do takes less time to explain.</text:span></text:p>
      <text:p text:style-name="P5"/>
      <text:p text:style-name="P10">Book 1</text:p>
      <text:list xml:id="list1988869344" text:style-name="L4">
        <text:list-item>
          <text:p text:style-name="P4">Create a Cross Compiler GCC</text:p>
        </text:list-item>
        <text:list-item>
          <text:p text:style-name="P4">Hello World Kernel</text:p>
        </text:list-item>
        <text:list-item>
          <text:p text:style-name="P4">Text control VGA tty</text:p>
        </text:list-item>
        <text:list-item>
          <text:p text:style-name="P4">GDT</text:p>
        </text:list-item>
        <text:list-item>
          <text:p text:style-name="P4">Paging</text:p>
        </text:list-item>
        <text:list-item>
          <text:p text:style-name="P9">Memory Manager</text:p>
        </text:list-item>
        <text:list-item>
          <text:p text:style-name="P4">64 bit<text:span text:style-name="T1">s</text:span></text:p>
        </text:list-item>
        <text:list-item>
          <text:p text:style-name="P4">Inb Outb PortMappedIO</text:p>
        </text:list-item>
        <text:list-item>
          <text:p text:style-name="P4"><text:span text:style-name="T2">ISR IRQ IDT</text:span></text:p>
        </text:list-item>
        <text:list-item>
          <text:p text:style-name="P4">Libk</text:p>
        </text:list-item>
        <text:list-item>
          <text:p text:style-name="P4">Keyboard</text:p>
        </text:list-item>
        <text:list-item>
          <text:p text:style-name="P4">Mouse</text:p>
        </text:list-item>
        <text:list-item>
          <text:p text:style-name="P11">Hard drive</text:p>
        </text:list-item>
      </text:list>
      <text:p text:style-name="P5"/>
      <text:p text:style-name="P10">Book 2</text:p>
      <text:list xml:id="list113453466121500" text:continue-numbering="true" text:style-name="L4">
        <text:list-item>
          <text:p text:style-name="P9">Vesa Driver</text:p>
        </text:list-item>
        <text:list-item>
          <text:p text:style-name="P4">GUI </text:p>
        </text:list-item>
        <text:list-item>
          <text:p text:style-name="P8"/>
        </text:list-item>
        <text:list-item>
          <text:p text:style-name="P8"/>
        </text:list-item>
        <text:list-item>
          <text:p text:style-name="P4">Text Editor</text:p>
        </text:list-item>
        <text:list-item>
          <text:p text:style-name="P8"/>
        </text:list-item>
        <text:list-item>
          <text:p text:style-name="P4">Porting a program</text:p>
        </text:list-item>
        <text:list-item>
          <text:p text:style-name="P4">Porting gcc</text:p>
        </text:list-item>
        <text:list-item>
          <text:p text:style-name="P8">Internet</text:p>
          <text:p text:style-name="P12">Book 3</text:p>
        </text:list-item>
        <text:list-item>
          <text:p text:style-name="P11">USB</text:p>
        </text:list-item>
        <text:list-item>
          <text:p text:style-name="P11">More Drivers</text:p>
        </text:list-item>
        <text:list-item>
          <text:p text:style-name="P11">Brown’s list of ports</text:p>
        </text:list-item>
        <text:list-item>
          <text:p text:style-name="P11">porting SDL</text:p>
        </text:list-item>
        <text:list-item>
          <text:p text:style-name="P11">porting quake</text:p>
        </text:list-item>
        <text:list-item>
          <text:p text:style-name="P11"/>
        </text:list-item>
      </text:list>
      <text:p text:style-name="P5"/>
      <text:list xml:id="list478596561" text:style-name="L5">
        <text:list-item>
          <text:p text:style-name="P1">Attribution:</text:p>
          <text:list>
            <text:list-item>
              <text:p text:style-name="P1">Michael - <text:a xlink:type="simple" xlink:href="https://www.youtube.com/channel/UCaKToiAPfhOgxqy7Wuyjkqw" text:style-name="Internet_20_link" text:visited-style-name="Visited_20_Internet_20_Link">https://www.youtube.com/channel/UCaKToiAPfhOgxqy7Wuyjkqw</text:a></text:p>
            </text:list-item>
            <text:list-item>
              <text:p text:style-name="P2">Andreas Kling - <text:a xlink:type="simple" xlink:href="http://serenityos.org/" text:style-name="Internet_20_link" text:visited-style-name="Visited_20_Internet_20_Link">http://serenityos.org/</text:a></text:p>
            </text:list-item>
            <text:list-item>
              <text:p text:style-name="P2">Eric Missimer - <text:a xlink:type="simple" xlink:href="https://github.com/missimer" text:style-name="Internet_20_link" text:visited-style-name="Visited_20_Internet_20_Link">https://github.com/missimer</text:a></text:p>
            </text:list-item>
            <text:list-item>
              <text:p text:style-name="P3">Erik Helin, Adam Renberg - <text:a xlink:type="simple" xlink:href="https://littleosbook.github.io/book.pdf" text:style-name="Internet_20_link" text:visited-style-name="Visited_20_Internet_20_Link">https://littleosbook.github.io/book.pdf</text:a> 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Source Han Sans CN" svg:font-family="'Source Han Sans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1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Source Han Sans CN" style:font-family-asian="'Source Han Sans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9T11:34:53.231415554</dc:date>
    <meta:editing-duration>PT32M5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39" meta:word-count="240" meta:character-count="1273" meta:non-whitespace-character-count="1099"/>
  </office:meta>
</office:document-meta>
</file>